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00ff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f7b87c" draw:textarea-horizontal-align="justify" draw:textarea-vertical-align="middle" draw:auto-grow-height="false"/>
    </style:style>
    <style:style style:name="gr8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draw:stroke-dash="Line_20_with_20_Fine_20_Dots" svg:stroke-color="#ff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25cm" fo:min-width="1.808cm"/>
    </style:style>
    <style:style style:name="gr12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25cm" fo:min-width="2.856cm"/>
    </style:style>
    <style:style style:name="gr13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25cm" fo:min-width="1.636cm"/>
    </style:style>
    <style:style style:name="gr14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cm" fo:min-width="3.452cm"/>
    </style:style>
    <style:style style:name="gr15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25cm" fo:min-width="0cm"/>
    </style:style>
    <style:style style:name="gr16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25cm" fo:min-width="2.703cm"/>
    </style:style>
    <style:style style:name="gr18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25cm" fo:min-width="1.36cm"/>
    </style:style>
    <style:style style:name="gr19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cm" fo:min-width="1.233cm"/>
    </style:style>
    <style:style style:name="gr20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cm" fo:min-width="1.232cm"/>
    </style:style>
    <style:style style:name="gr21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cm" fo:min-width="1.616cm"/>
    </style:style>
    <style:style style:name="gr22" style:family="graphic" style:parent-style-name="standard">
      <style:graphic-properties draw:fill="solid" draw:fill-color="#a8ce67" draw:textarea-horizontal-align="justify" draw:textarea-vertical-align="middle" draw:auto-grow-height="false"/>
    </style:style>
    <style:style style:name="gr23" style:family="graphic" style:parent-style-name="standard">
      <style:graphic-properties svg:stroke-color="#ff00ff" draw:marker-end="Arrow" draw:marker-end-width="0.3cm" draw:fill="solid" draw:fill-color="#000000" draw:textarea-horizontal-align="center" draw:textarea-vertical-align="middle"/>
    </style:style>
    <style:style style:name="gr24" style:family="graphic" style:parent-style-name="standard">
      <style:graphic-properties svg:stroke-color="#ff0000" draw:marker-end="Arrow" draw:marker-end-width="0.3cm" draw:fill="solid" draw:fill-color="#000000" draw:textarea-horizontal-align="center" draw:textarea-vertical-align="middle"/>
    </style:style>
    <style:style style:name="gr25" style:family="graphic" style:parent-style-name="standard">
      <style:graphic-properties draw:stroke="dash" draw:stroke-dash="Ultrafine_20_Dashed" svg:stroke-color="#000000" draw:marker-end="Arrow" draw:marker-end-width="0.3cm" draw:fill="solid" draw:fill-color="#000000" draw:textarea-horizontal-align="center" draw:textarea-vertical-align="middle"/>
    </style:style>
    <style:style style:name="gr26" style:family="graphic" style:parent-style-name="standard">
      <style:graphic-properties svg:stroke-color="#000000" draw:marker-end="Arrow" draw:marker-end-width="0.3cm" draw:fill="solid" draw:fill-color="#000000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199cm" fo:min-width="0cm"/>
    </style:style>
    <style:style style:name="gr28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503cm" fo:min-width="2.9cm"/>
    </style:style>
    <style:style style:name="gr29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503cm" fo:min-width="1.872cm"/>
    </style:style>
    <style:style style:name="gr30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502cm" fo:min-width="2.949cm"/>
    </style:style>
    <style:style style:name="gr31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502cm" fo:min-width="1.695cm"/>
    </style:style>
    <style:style style:name="gr32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503cm" fo:min-width="3.5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2pt" style:font-size-asian="12pt" style:font-size-complex="12pt"/>
    </style:style>
    <style:style style:name="P8" style:family="paragraph">
      <style:paragraph-properties fo:text-align="end"/>
      <style:text-properties fo:font-size="12pt" style:text-underline-style="solid" style:text-underline-width="auto" style:text-underline-color="font-color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end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end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2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13" style:family="paragraph"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text-align="end"/>
      <style:text-properties fo:font-size="12pt" style:text-underline-style="none" style:font-size-asian="12pt" style:font-size-complex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8pt" style:font-size-complex="18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svg:x1="8.7cm" svg:y1="14.737cm" svg:x2="12.191cm" svg:y2="15.411cm" draw:start-shape="id1" draw:start-glue-point="1" svg:d="m8700 14737c2994 0 1249 674 3491 674">
          <text:p/>
        </draw:connector>
        <draw:connector draw:style-name="gr2" draw:text-style-name="P2" draw:layer="layout" draw:type="curve" svg:x1="57.032cm" svg:y1="17.762cm" svg:x2="60.576cm" svg:y2="15.325cm" draw:start-shape="id2" draw:start-glue-point="1" draw:end-shape="id3" svg:d="m57032 17762c2658 0 886-2437 3544-2437">
          <text:p/>
        </draw:connector>
        <draw:connector draw:style-name="gr2" draw:text-style-name="P2" draw:layer="layout" draw:type="curve" draw:line-skew="-4.39cm" svg:x1="50.604cm" svg:y1="14.539cm" svg:x2="63.588cm" svg:y2="14.85cm" draw:start-shape="id4" draw:start-glue-point="1" draw:end-shape="id5" draw:end-glue-point="0" svg:d="m50604 14539c894 0 745-1391 3767-2473s9217-1855 9217 2784">
          <text:p/>
        </draw:connector>
        <draw:connector draw:style-name="gr2" draw:text-style-name="P2" draw:layer="layout" draw:type="curve" draw:line-skew="-0.627cm" svg:x1="8.6cm" svg:y1="15.237cm" svg:x2="15.838cm" svg:y2="14cm" draw:start-shape="id6" draw:start-glue-point="1" draw:end-shape="id7" draw:end-glue-point="0" svg:d="m8600 15237c1752 0 1460-869 2831-1366s4407-622 4407 129">
          <text:p/>
        </draw:connector>
        <draw:connector draw:style-name="gr2" draw:text-style-name="P2" draw:layer="layout" draw:type="curve" svg:x1="50.604cm" svg:y1="14.539cm" svg:x2="52.6cm" svg:y2="17.761cm" draw:start-shape="id4" draw:start-glue-point="1" draw:end-shape="id8" draw:end-glue-point="3" svg:d="m50604 14539c1497 0 499 3222 1996 3222">
          <text:p/>
        </draw:connector>
        <draw:connector draw:style-name="gr1" draw:text-style-name="P2" draw:layer="layout" draw:type="curve" draw:line-skew="-9.598cm -5.305cm" svg:x1="19.491cm" svg:y1="16.63cm" svg:x2="42.433cm" svg:y2="14.1cm" draw:start-shape="id9" draw:start-glue-point="1" draw:end-shape="id10" draw:end-glue-point="0" svg:d="m19491 16630c1060 0 883-4168 6354-6978s16588-4261 16588 4448">
          <text:p/>
        </draw:connector>
        <draw:connector draw:style-name="gr2" draw:text-style-name="P2" draw:layer="layout" draw:type="curve" draw:line-skew="-7.12cm -3.328cm" svg:x1="44.695cm" svg:y1="14.562cm" svg:x2="63.588cm" svg:y2="14.85cm" draw:start-shape="id11" draw:start-glue-point="1" draw:end-shape="id3" draw:end-glue-point="0" svg:d="m44695 14562c1231 0 1026-1771 5441-3135s13452-2320 13452 3423">
          <text:p/>
        </draw:connector>
        <draw:frame draw:style-name="gr3" draw:text-style-name="P1" draw:layer="layout" svg:width="6.302cm" svg:height="2.072cm" svg:x="6.5cm" svg:y="4.5cm">
          <draw:text-box>
            <text:p text:style-name="P1"><text:span text:style-name="T1">daisy2epub</text:span></text:p>
            <text:p text:style-name="P1"><text:span text:style-name="T2">(DAISY 2.02 to ePub3)</text:span></text:p>
          </draw:text-box>
        </draw:frame>
        <draw:connector draw:style-name="gr1" draw:text-style-name="P1" draw:layer="layout" draw:type="curve" draw:line-skew="-15.333cm" svg:x1="8.7cm" svg:y1="14.737cm" svg:x2="42.433cm" svg:y2="14.1cm" draw:start-shape="id1" draw:start-glue-point="1" draw:end-shape="id10" draw:end-glue-point="0" svg:d="m8700 14737c550 0 458-1669 8754-2841s24979-1847 24979 2204">
          <text:p/>
        </draw:connector>
        <draw:connector draw:style-name="gr1" draw:text-style-name="P2" draw:layer="layout" draw:type="curve" draw:line-skew="-4.679cm -1.411cm" svg:x1="29.6cm" svg:y1="15.337cm" svg:x2="42.433cm" svg:y2="14.1cm" draw:start-shape="id12" draw:start-glue-point="1" draw:end-shape="id10" draw:end-glue-point="0" svg:d="m29600 15337c856 0 713-1575 3707-2601s9126-1504 9126 1364">
          <text:p/>
        </draw:connector>
        <draw:connector draw:style-name="gr2" draw:text-style-name="P1" draw:layer="layout" draw:type="curve" draw:line-skew="-5.871cm -1.942cm" svg:x1="19.497cm" svg:y1="16.092cm" svg:x2="36.003cm" svg:y2="13.547cm" draw:start-shape="id13" draw:start-glue-point="1" draw:end-shape="id14" draw:end-glue-point="0" svg:d="m19497 16092c1321 0 1101-2494 4897-4047s11609-2162 11609 1502">
          <text:p/>
        </draw:connector>
        <draw:custom-shape draw:style-name="gr4" draw:text-style-name="P1" draw:id="id21" draw:layer="layout" svg:width="0.5cm" svg:height="1cm" svg:x="67.1cm" svg:y="16.3cm">
          <text:p text:style-name="P1"/>
          <text:p text:style-name="P1"/>
          <text:p text:style-name="P1"><text:span text:style-name="T3">package.opf <text:s text:c="2"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id="id20" draw:layer="layout" svg:width="0.5cm" svg:height="1cm" svg:x="59.6cm" svg:y="18.3cm">
          <text:p text:style-name="P1"/>
          <text:p text:style-name="P1"/>
          <text:p text:style-name="P1"><text:span text:style-name="T3">navigation.xhtml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id="id15" draw:layer="layout" svg:width="0.5cm" svg:height="1cm" svg:x="5.9cm" svg:y="9.3cm">
          <text:p text:style-name="P1"/>
          <text:p text:style-name="P1"/>
          <text:p text:style-name="P1"><text:span text:style-name="T3"><text:s/></text:span><text:span text:style-name="T3">ncc.htm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id="id17">
          <draw:custom-shape draw:style-name="gr5" draw:text-style-name="P1" draw:layer="layout" svg:width="0.5cm" svg:height="1cm" svg:x="30.5cm" svg:y="22.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30.1cm" svg:y="22.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30.6cm" svg:y="22.6cm">
            <text:p text:style-name="P1"/>
            <text:p text:style-name="P1"/>
            <text:p text:style-name="P1"><text:span text:style-name="T3">*.xhtml <text:s text:c="3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19">
          <draw:custom-shape draw:style-name="gr5" draw:text-style-name="P1" draw:layer="layout" svg:width="0.5cm" svg:height="1cm" svg:x="22cm" svg:y="2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21.6cm" svg:y="24.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22.1cm" svg:y="24.3cm">
            <text:p text:style-name="P1"/>
            <text:p text:style-name="P1"/>
            <text:p text:style-name="P1"><text:span text:style-name="T3">*.smil <text:s text:c="2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27">
          <draw:custom-shape draw:style-name="gr5" draw:text-style-name="P1" draw:layer="layout" svg:width="0.5cm" svg:height="1cm" svg:x="26.044cm" svg:y="5.53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25.644cm" svg:y="5.73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26.144cm" svg:y="5.832cm">
            <text:p text:style-name="P1"/>
            <text:p text:style-name="P1"/>
            <text:p text:style-name="P1"><text:span text:style-name="T3">*.xhtml 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28">
          <draw:custom-shape draw:style-name="gr5" draw:text-style-name="P1" draw:layer="layout" svg:width="0.5cm" svg:height="1cm" svg:x="15.676cm" svg:y="7.4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15.276cm" svg:y="7.6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15.776cm" svg:y="7.721cm">
            <text:p text:style-name="P1"/>
            <text:p text:style-name="P1"/>
            <text:p text:style-name="P1"><text:span text:style-name="T3">*.smil <text:s text:c="2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6" draw:text-style-name="P1" draw:layer="layout" draw:type="line" svg:x1="6.15cm" svg:y1="10.3cm" svg:x2="6.15cm" svg:y2="13.2cm" draw:start-shape="id15" draw:start-glue-point="7" draw:end-shape="id16" draw:end-glue-point="0" svg:d="m6150 10300v2900">
          <text:p/>
        </draw:connector>
        <draw:custom-shape draw:style-name="gr7" draw:text-style-name="P3" draw:id="id18" draw:layer="layout" svg:width="3.5cm" svg:height="0.922cm" svg:x="67.6cm" svg:y="18.3cm">
          <text:p text:style-name="P1"><text:span text:style-name="T4">contain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31.1cm" svg:y1="22.95cm" svg:x2="69.35cm" svg:y2="19.222cm" draw:start-shape="id17" draw:start-glue-point="1" draw:end-shape="id18" draw:end-glue-point="2" svg:d="m31100 22950c25500 0 38250-1242 38250-3728">
          <text:p/>
        </draw:connector>
        <draw:connector draw:style-name="gr8" draw:text-style-name="P1" draw:layer="layout" draw:type="curve" svg:x1="22.6cm" svg:y1="24.65cm" svg:x2="69.35cm" svg:y2="19.222cm" draw:start-shape="id19" draw:start-glue-point="1" draw:end-shape="id18" draw:end-glue-point="2" svg:d="m22600 24650c31167 0 46750-1809 46750-5428">
          <text:p/>
        </draw:connector>
        <draw:connector draw:style-name="gr8" draw:text-style-name="P1" draw:layer="layout" draw:type="curve" svg:x1="60.1cm" svg:y1="18.8cm" svg:x2="67.6cm" svg:y2="18.761cm" draw:start-shape="id20" draw:start-glue-point="8" draw:end-shape="id18" svg:d="m60100 18800c6558 0 2808-39 7500-39">
          <text:p/>
        </draw:connector>
        <draw:connector draw:style-name="gr8" draw:text-style-name="P1" draw:layer="layout" draw:type="curve" svg:x1="67.6cm" svg:y1="16.8cm" svg:x2="69.35cm" svg:y2="18.3cm" draw:start-shape="id21" draw:start-glue-point="8" draw:end-shape="id18" svg:d="m67600 16800c1167 0 1750 500 1750 1500">
          <text:p/>
        </draw:connector>
        <draw:custom-shape draw:style-name="gr4" draw:text-style-name="P1" draw:id="id36" draw:layer="layout" svg:width="0.5cm" svg:height="1cm" svg:x="76.1cm" svg:y="22.3cm">
          <text:p text:style-name="P1"/>
          <text:p text:style-name="P1"/>
          <text:p text:style-name="P1"><text:span text:style-name="T3">book.epub <text:s text:c="4"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2" draw:layer="layout" draw:type="curve" svg:x1="29.709cm" svg:y1="14.639cm" svg:x2="33.1cm" svg:y2="14.359cm" draw:start-shape="id22" svg:d="m29709 14639c2919 0 1224-280 3391-280">
          <text:p/>
        </draw:connector>
        <draw:g draw:id="id31">
          <draw:custom-shape draw:style-name="gr5" draw:text-style-name="P1" draw:layer="layout" svg:width="0.5cm" svg:height="1cm" svg:x="35.717cm" svg:y="4.264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35.317cm" svg:y="4.464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35.817cm" svg:y="4.564cm">
            <text:p text:style-name="P1"/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*.mp3, *.jpg</text:span></text:p>
            <text:p text:style-name="P1"><text:span text:style-name="T3">*.png, *.css, etc.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2" draw:text-style-name="P1" draw:layer="layout" draw:type="curve" draw:line-skew="-2.797cm" svg:x1="38.946cm" svg:y1="14.009cm" svg:x2="48.352cm" svg:y2="14.078cm" draw:start-shape="id23" draw:start-glue-point="1" draw:end-shape="id4" draw:end-glue-point="0" svg:d="m38946 14009c1170 0 975-216 3034-387s6372-295 6372 456">
          <text:p/>
        </draw:connector>
        <draw:g draw:id="id24">
          <draw:custom-shape draw:style-name="gr5" draw:text-style-name="P1" draw:layer="layout" svg:width="0.5cm" svg:height="1cm" svg:x="39.5cm" svg:y="20.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39.1cm" svg:y="20.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39.6cm" svg:y="20.6cm">
            <text:p text:style-name="P1"/>
            <text:p text:style-name="P1"><text:span text:style-name="T3"/></text:p>
            <text:p text:style-name="P1"><text:span text:style-name="T3"/></text:p>
            <text:p text:style-name="P1"><text:span text:style-name="T3">*.mp3, *.jpg, *.png, *.css, etc.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8" draw:text-style-name="P1" draw:layer="layout" draw:type="curve" svg:x1="40.1cm" svg:y1="20.95cm" svg:x2="69.35cm" svg:y2="19.222cm" draw:start-shape="id24" draw:start-glue-point="1" draw:end-shape="id18" draw:end-glue-point="2" svg:d="m40100 20950c19500 0 29250-576 29250-1728">
          <text:p/>
        </draw:connector>
        <draw:connector draw:style-name="gr9" draw:text-style-name="P1" draw:layer="layout" draw:type="curve" draw:line-skew="-11.662cm" svg:x1="8.706cm" svg:y1="14.215cm" svg:x2="35.85cm" svg:y2="13.547cm" draw:start-shape="id25" draw:start-glue-point="1" draw:end-shape="id14" draw:end-glue-point="0" svg:d="m8706 14215c802 0 668-1520 7254-2576s19890-1648 19890 1908">
          <text:p/>
        </draw:connector>
        <draw:connector draw:style-name="gr10" draw:text-style-name="P1" draw:layer="layout" draw:type="curve" svg:x1="29.609cm" svg:y1="14.262cm" svg:x2="30.6cm" svg:y2="22.3cm" draw:start-shape="id26" draw:start-glue-point="1" draw:end-shape="id17" draw:end-glue-point="0" svg:d="m29609 14262c661 0 991 2679 991 8038">
          <text:p/>
        </draw:connector>
        <draw:connector draw:style-name="gr6" draw:text-style-name="P1" draw:layer="layout" draw:type="curve" svg:x1="26.144cm" svg:y1="6.832cm" svg:x2="26.154cm" svg:y2="13.278cm" draw:start-shape="id27" draw:start-glue-point="2" svg:d="m26144 6832c0 5539 10 2317 10 6446">
          <text:p/>
        </draw:connector>
        <draw:connector draw:style-name="gr6" draw:text-style-name="P1" draw:layer="layout" draw:type="line" svg:x1="15.776cm" svg:y1="8.721cm" svg:x2="15.895cm" svg:y2="13.9cm" draw:start-shape="id28" draw:start-glue-point="2" svg:d="m15776 8721 119 5179">
          <text:p/>
        </draw:connector>
        <draw:connector draw:style-name="gr2" draw:text-style-name="P1" draw:layer="layout" draw:type="curve" svg:x1="19.451cm" svg:y1="17.145cm" svg:x2="22.5cm" svg:y2="14.639cm" draw:start-shape="id29" draw:start-glue-point="1" draw:end-shape="id22" draw:end-glue-point="3" svg:d="m19451 17145c2287 0 763-2506 3049-2506">
          <text:p/>
        </draw:connector>
        <draw:connector draw:style-name="gr2" draw:text-style-name="P1" draw:layer="layout" draw:type="curve" draw:line-skew="-12.042cm -3.265cm" svg:x1="19.492cm" svg:y1="14.403cm" svg:x2="48.352cm" svg:y2="14.078cm" draw:start-shape="id30" draw:start-glue-point="1" draw:end-shape="id4" draw:end-glue-point="0" svg:d="m19492 14403c1893 0 1577-2046 8319-3539s20541-2435 20541 3214">
          <text:p/>
        </draw:connector>
        <draw:g draw:id="id22">
          <draw:custom-shape draw:style-name="gr7" draw:text-style-name="P5" draw:layer="layout" svg:width="7.098cm" svg:height="2.722cm" svg:x="22.5cm" svg:y="13.278cm">
            <text:p text:style-name="P4"><text:span text:style-name="T4"/></text:p>
            <text:p text:style-name="P4"><text:span text:style-name="T4">contents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1" draw:text-style-name="P7" draw:id="id12" draw:layer="layout" svg:width="2.308cm" svg:height="0.725cm" svg:x="27.292cm" svg:y="14.975cm">
            <draw:text-box>
              <text:p text:style-name="P6"><text:span text:style-name="T3">metadata</text:span></text:p>
            </draw:text-box>
          </draw:frame>
          <draw:frame draw:style-name="gr12" draw:text-style-name="P7" draw:id="id26" draw:layer="layout" svg:width="3.356cm" svg:height="0.725cm" svg:x="26.253cm" svg:y="13.9cm">
            <draw:text-box>
              <text:p text:style-name="P6"><text:span text:style-name="T3">store-complete</text:span></text:p>
            </draw:text-box>
          </draw:frame>
          <draw:frame draw:style-name="gr13" draw:text-style-name="P8" draw:id="id35" draw:layer="layout" svg:width="2.136cm" svg:height="0.725cm" svg:x="27.464cm" svg:y="13.4cm">
            <draw:text-box>
              <text:p text:style-name="P6"><text:span text:style-name="T5">manifest</text:span></text:p>
            </draw:text-box>
          </draw:frame>
          <draw:frame draw:style-name="gr14" draw:text-style-name="P7" draw:layer="layout" svg:width="3.952cm" svg:height="0.725cm" svg:x="25.654cm" svg:y="14.453cm">
            <draw:text-box>
              <text:p text:style-name="P6"><text:span text:style-name="T3">resource-manifest</text:span></text:p>
            </draw:text-box>
          </draw:frame>
        </draw:g>
        <draw:g>
          <draw:custom-shape draw:style-name="gr7" draw:text-style-name="P5" draw:id="id16" draw:layer="layout" svg:width="5.1cm" svg:height="2.6cm" svg:x="3.6cm" svg:y="13.2cm">
            <text:p text:style-name="P4"><text:span text:style-name="T4"/></text:p>
            <text:p text:style-name="P4"><text:span text:style-name="T4">ncc.xpl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5" draw:text-style-name="P9" draw:id="id1" draw:layer="layout" svg:width="2.276cm" svg:height="0.725cm" svg:x="6.424cm" svg:y="14.375cm">
            <draw:text-box>
              <text:p><text:span text:style-name="T3">metadata</text:span></text:p>
            </draw:text-box>
          </draw:frame>
          <draw:frame draw:style-name="gr16" draw:text-style-name="P9" draw:id="id25" draw:layer="layout" svg:width="3.897cm" svg:height="0.725cm" svg:x="4.809cm" svg:y="13.853cm">
            <draw:text-box>
              <text:p><text:span text:style-name="T3">resource-manifest</text:span></text:p>
            </draw:text-box>
          </draw:frame>
          <draw:frame draw:style-name="gr15" draw:text-style-name="P9" draw:id="id41" draw:layer="layout" svg:width="1.162cm" svg:height="0.725cm" svg:x="7.438cm" svg:y="13.3cm">
            <draw:text-box>
              <text:p><text:span text:style-name="T3">ncc</text:span></text:p>
            </draw:text-box>
          </draw:frame>
          <draw:frame draw:style-name="gr15" draw:text-style-name="P9" draw:id="id6" draw:layer="layout" svg:width="1.256cm" svg:height="0.725cm" svg:x="7.344cm" svg:y="14.875cm">
            <draw:text-box>
              <text:p><text:span text:style-name="T3">flow</text:span></text:p>
            </draw:text-box>
          </draw:frame>
        </draw:g>
        <draw:connector draw:style-name="gr6" draw:text-style-name="P1" draw:layer="layout" draw:type="curve" svg:x1="35.817cm" svg:y1="5.564cm" svg:x2="35.85cm" svg:y2="13.547cm" draw:start-shape="id31" svg:d="m35817 5564c0 7201 33 3210 33 7983">
          <text:p/>
        </draw:connector>
        <draw:connector draw:style-name="gr8" draw:text-style-name="P1" draw:layer="layout" draw:type="curve" svg:x1="19.5cm" svg:y1="15.522cm" svg:x2="22.1cm" svg:y2="24cm" draw:start-shape="id32" draw:start-glue-point="1" draw:end-shape="id19" draw:end-glue-point="0" svg:d="m19500 15522c1734 0 2600 2826 2600 8478">
          <text:p/>
        </draw:connector>
        <draw:connector draw:style-name="gr8" draw:text-style-name="P1" draw:layer="layout" draw:type="curve" svg:x1="66.509cm" svg:y1="15.337cm" svg:x2="67.35cm" svg:y2="16.3cm" draw:start-shape="id33" draw:start-glue-point="1" draw:end-shape="id21" draw:end-glue-point="5" svg:d="m66509 15337c561 0 841 321 841 963">
          <text:p/>
        </draw:connector>
        <draw:g draw:id="id14">
          <draw:custom-shape draw:style-name="gr7" draw:text-style-name="P5" draw:layer="layout" svg:width="6cm" svg:height="1.6cm" svg:x="33cm" svg:y="13.547cm">
            <text:p text:style-name="P4"><text:span text:style-name="T4"/></text:p>
            <text:p text:style-name="P4"><text:span text:style-name="T4">resources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7" draw:text-style-name="P10" draw:id="id34" draw:layer="layout" svg:width="3.309cm" svg:height="0.725cm" svg:x="35.697cm" svg:y="14.347cm">
            <draw:text-box>
              <text:p text:style-name="P6"><text:span text:style-name="T6">store-complete</text:span></text:p>
            </draw:text-box>
          </draw:frame>
          <draw:frame draw:style-name="gr18" draw:text-style-name="P11" draw:id="id23" draw:layer="layout" svg:width="2.106cm" svg:height="0.725cm" svg:x="36.84cm" svg:y="13.647cm">
            <draw:text-box>
              <text:p text:style-name="P6"><text:span text:style-name="T7">manifest</text:span></text:p>
            </draw:text-box>
          </draw:frame>
        </draw:g>
        <draw:connector draw:style-name="gr8" draw:text-style-name="P1" draw:layer="layout" draw:type="curve" svg:x1="39.006cm" svg:y1="14.709cm" svg:x2="39.6cm" svg:y2="20.3cm" draw:start-shape="id34" draw:start-glue-point="1" draw:end-shape="id24" draw:end-glue-point="0" svg:d="m39006 14709c396 0 594 1863 594 5591">
          <text:p/>
        </draw:connector>
        <draw:g draw:id="id4">
          <draw:custom-shape draw:style-name="gr7" draw:text-style-name="P5" draw:layer="layout" svg:width="4.504cm" svg:height="0.922cm" svg:x="46.1cm" svg:y="14.078cm">
            <text:p text:style-name="P4"><text:span text:style-name="T4">manifest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9" draw:text-style-name="P12" draw:layer="layout" svg:width="1.733cm" svg:height="0.725cm" svg:x="48.803cm" svg:y="14.178cm">
            <draw:text-box>
              <text:p><text:span text:style-name="T5">result</text:span></text:p>
            </draw:text-box>
          </draw:frame>
        </draw:g>
        <draw:g draw:id="id8">
          <draw:custom-shape draw:style-name="gr7" draw:text-style-name="P5" draw:layer="layout" svg:width="4.5cm" svg:height="0.922cm" svg:x="52.6cm" svg:y="17.3cm">
            <text:p text:style-name="P4"><text:span text:style-name="T4">spin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20" draw:text-style-name="P12" draw:id="id2" draw:layer="layout" svg:width="1.732cm" svg:height="0.725cm" svg:x="55.3cm" svg:y="17.4cm">
            <draw:text-box>
              <text:p><text:span text:style-name="T5">result</text:span></text:p>
            </draw:text-box>
          </draw:frame>
        </draw:g>
        <draw:g draw:id="id3">
          <draw:custom-shape draw:style-name="gr7" draw:text-style-name="P5" draw:id="id5" draw:layer="layout" svg:width="6.024cm" svg:height="0.95cm" svg:x="60.576cm" svg:y="14.85cm">
            <text:p text:style-name="P4"><text:span text:style-name="T4"/></text:p>
            <text:p text:style-name="P4"><text:span text:style-name="T4">package</text:span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5" draw:text-style-name="P13" draw:id="id33" draw:layer="layout" svg:width="3.309cm" svg:height="0.725cm" svg:x="63.2cm" svg:y="14.975cm">
            <draw:text-box>
              <text:p><text:span text:style-name="T6">store-complete</text:span></text:p>
            </draw:text-box>
          </draw:frame>
        </draw:g>
        <draw:g draw:id="id10">
          <draw:custom-shape draw:style-name="gr7" draw:text-style-name="P5" draw:layer="layout" svg:width="4.666cm" svg:height="0.922cm" svg:x="40.1cm" svg:y="14.1cm">
            <text:p text:style-name="P4"><text:span text:style-name="T4">metadata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21" draw:text-style-name="P12" draw:id="id11" draw:layer="layout" svg:width="1.795cm" svg:height="0.725cm" svg:x="42.9cm" svg:y="14.2cm">
            <draw:text-box>
              <text:p><text:span text:style-name="T5">result</text:span></text:p>
            </draw:text-box>
          </draw:frame>
        </draw:g>
        <draw:connector draw:style-name="gr2" draw:text-style-name="P1" draw:layer="layout" draw:type="curve" draw:line-skew="-7.631cm -2.889cm" svg:x1="29.6cm" svg:y1="13.762cm" svg:x2="48.352cm" svg:y2="14.078cm" draw:start-shape="id35" draw:start-glue-point="1" draw:end-shape="id4" draw:end-glue-point="0" svg:d="m29600 13762c928 0 773-1537 5229-2730s13523-2039 13523 3046">
          <text:p/>
        </draw:connector>
        <draw:custom-shape draw:style-name="gr4" draw:text-style-name="P1" draw:id="id37" draw:layer="layout" svg:width="0.5cm" svg:height="1cm" svg:x="74.1cm" svg:y="20.3cm">
          <text:p text:style-name="P1"/>
          <text:p text:style-name="P1"/>
          <text:p text:style-name="P1"><text:span text:style-name="T3">container.xml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id="id38" draw:layer="layout" svg:width="0.5cm" svg:height="1cm" svg:x="71.6cm" svg:y="20.3cm">
          <text:p text:style-name="P1"/>
          <text:p text:style-name="P1"/>
          <text:p text:style-name="P1"><text:span text:style-name="T3">manife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1" draw:layer="layout" draw:type="curve" svg:x1="71.1cm" svg:y1="18.761cm" svg:x2="76.35cm" svg:y2="22.3cm" draw:start-shape="id18" draw:start-glue-point="1" draw:end-shape="id36" draw:end-glue-point="5" svg:d="m71100 18761c3500 0 5250 1179 5250 3539">
          <text:p/>
        </draw:connector>
        <draw:connector draw:style-name="gr8" draw:text-style-name="P1" draw:layer="layout" draw:type="curve" svg:x1="71.1cm" svg:y1="18.761cm" svg:x2="74.35cm" svg:y2="20.3cm" draw:start-shape="id18" draw:start-glue-point="1" draw:end-shape="id37" draw:end-glue-point="5" svg:d="m71100 18761c2167 0 3250 513 3250 1539">
          <text:p/>
        </draw:connector>
        <draw:connector draw:style-name="gr8" draw:text-style-name="P1" draw:layer="layout" draw:type="curve" svg:x1="71.1cm" svg:y1="18.761cm" svg:x2="71.85cm" svg:y2="20.3cm" draw:start-shape="id18" draw:start-glue-point="1" draw:end-shape="id38" draw:end-glue-point="5" svg:d="m71100 18761c500 0 750 513 750 1539">
          <text:p/>
        </draw:connector>
        <draw:connector draw:style-name="gr8" draw:text-style-name="P1" draw:layer="layout" draw:type="curve" svg:x1="59.109cm" svg:y1="14.05cm" svg:x2="59.85cm" svg:y2="18.3cm" draw:start-shape="id39" draw:start-glue-point="1" draw:end-shape="id20" draw:end-glue-point="5" svg:d="m59109 14050c494 0 741 1416 741 4250">
          <text:p/>
        </draw:connector>
        <draw:custom-shape draw:style-name="gr22" draw:text-style-name="P4" draw:layer="layout" svg:width="4cm" svg:height="1.5cm" svg:x="3.6cm" svg:y="19.1cm">
          <text:p text:style-name="P4"><text:span text:style-name="T8">&lt;html/&gt;</text:span></text:p>
          <text:p text:style-name="P1"><text:span text:style-name="T3">ncc2flow-manifest</text:span></text:p>
          <text:p text:style-name="P6"><text:span text:style-name="T8">&lt;c:manifest/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4.4cm" svg:height="1.5cm" svg:x="52.6cm" svg:y="15cm">
          <text:p text:style-name="P4"><text:span text:style-name="T8">&lt;html/&gt;</text:span></text:p>
          <text:p text:style-name="P1"><text:span text:style-name="T3">ncc2navigation</text:span></text:p>
          <text:p text:style-name="P6"><text:span text:style-name="T8">&lt;xhtml/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4cm" svg:height="1.5cm" svg:x="3.6cm" svg:y="15.9cm">
          <text:p text:style-name="P4"><text:span text:style-name="T8">&lt;html/&gt;</text:span></text:p>
          <text:p text:style-name="P1"><text:span text:style-name="T3">ncc2resources</text:span></text:p>
          <text:p text:style-name="P6"><text:span text:style-name="T8">&lt;c:manifest/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4cm" svg:height="1.5cm" svg:x="3.6cm" svg:y="17.5cm">
          <text:p text:style-name="P4"><text:span text:style-name="T8">&lt;html/&gt;</text:span></text:p>
          <text:p text:style-name="P1"><text:span text:style-name="T3">ncc2metadata</text:span></text:p>
          <text:p text:style-name="P6"><text:span text:style-name="T8">&lt;c:metadata/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7.3cm" svg:height="1.5cm" svg:x="12.2cm" svg:y="17.8cm">
          <text:p text:style-name="P4"><text:span text:style-name="T8">&lt;smil/&gt;</text:span></text:p>
          <text:p text:style-name="P1"><text:span text:style-name="T3">smil10-to-smil30</text:span></text:p>
          <text:p text:style-name="P6"><text:span text:style-name="T8">&lt;smil/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7.3cm" svg:height="1.5cm" svg:x="12.2cm" svg:y="19.4cm">
          <text:p text:style-name="P4"><text:span text:style-name="T8">&lt;smil/&gt;</text:span></text:p>
          <text:p text:style-name="P1"><text:span text:style-name="T3">media-overlay2resources</text:span></text:p>
          <text:p text:style-name="P6"><text:span text:style-name="T8">&lt;c:manifest/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7.3cm" svg:height="1.5cm" svg:x="12.2cm" svg:y="21cm">
          <text:p text:style-name="P4"><text:span text:style-name="T8">&lt;smil/&gt;</text:span></text:p>
          <text:p text:style-name="P1"><text:span text:style-name="T3">media-overlay2metadata</text:span></text:p>
          <text:p text:style-name="P6"><text:span text:style-name="T8">&lt;c:metadata/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7.3cm" svg:height="1.5cm" svg:x="12.2cm" svg:y="22.6cm">
          <text:p text:style-name="P4"><text:span text:style-name="T8">&lt;smil/&gt;</text:span></text:p>
          <text:p text:style-name="P1"><text:span text:style-name="T3">media-overlay2reverse-media-overlay</text:span></text:p>
          <text:p text:style-name="P6"><text:span text:style-name="T8">&lt;c:manifest/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7.3cm" svg:height="1.5cm" svg:x="12.2cm" svg:y="24.2cm">
          <text:p text:style-name="P4"><text:span text:style-name="T8">&lt;c:manifest/&gt;</text:span></text:p>
          <text:p text:style-name="P1"><text:span text:style-name="T3">manifest2spine</text:span></text:p>
          <text:p text:style-name="P6"><text:span text:style-name="T8">&lt;c:manifest/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7cm" svg:height="1.5cm" svg:x="22.5cm" svg:y="16.2cm">
          <text:p text:style-name="P4"><text:span text:style-name="T8">&lt;xhtml/&gt;</text:span></text:p>
          <text:p text:style-name="P1"><text:span text:style-name="T3">xhtml2content</text:span></text:p>
          <text:p text:style-name="P6"><text:span text:style-name="T8">&lt;xhtml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7cm" svg:height="1.5cm" svg:x="22.5cm" svg:y="17.8cm">
          <text:p text:style-name="P4"><text:span text:style-name="T8">&lt;xhtml/&gt;</text:span></text:p>
          <text:p text:style-name="P1"><text:span text:style-name="T3">content2resources</text:span></text:p>
          <text:p text:style-name="P6"><text:span text:style-name="T8">&lt;c:manifest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7cm" svg:height="1.5cm" svg:x="22.5cm" svg:y="19.4cm">
          <text:p text:style-name="P4"><text:span text:style-name="T8">&lt;xhtml/&gt;</text:span></text:p>
          <text:p text:style-name="P1"><text:span text:style-name="T3">content2metadata</text:span></text:p>
          <text:p text:style-name="P6"><text:span text:style-name="T8">&lt;c:metadata/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6cm" svg:height="1.5cm" svg:x="33cm" svg:y="15.3cm">
          <text:p text:style-name="P4"><text:span text:style-name="T8">&lt;c:manifest/&gt;</text:span></text:p>
          <text:p text:style-name="P1"><text:span text:style-name="T3">resources-manifest-cleanup</text:span></text:p>
          <text:p text:style-name="P6"><text:span text:style-name="T8">&lt;c:manifest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4.687cm" svg:height="1.5cm" svg:x="40.1cm" svg:y="15.2cm">
          <text:p text:style-name="P4"><text:span text:style-name="T8">&lt;c:metadata/&gt;</text:span></text:p>
          <text:p text:style-name="P1"><text:span text:style-name="T3">metadata2opf-metadata</text:span></text:p>
          <text:p text:style-name="P6"><text:span text:style-name="T8">&lt;opf:metadata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4.5cm" svg:height="1.5cm" svg:x="46.1cm" svg:y="15.1cm">
          <text:p text:style-name="P4"><text:span text:style-name="T8">&lt;c:manifest/&gt;</text:span></text:p>
          <text:p text:style-name="P1"><text:span text:style-name="T3">manifest2opf-manifest</text:span></text:p>
          <text:p text:style-name="P6"><text:span text:style-name="T8">&lt;opf:manifest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4.5cm" svg:height="1.5cm" svg:x="52.6cm" svg:y="18.4cm">
          <text:p text:style-name="P4"><text:span text:style-name="T8">&lt;c:manifest/&gt;</text:span></text:p>
          <text:p text:style-name="P1"><text:span text:style-name="T3">manifest2opf-spine</text:span></text:p>
          <text:p text:style-name="P6"><text:span text:style-name="T8">&lt;opf:spine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5" draw:layer="layout" svg:width="6cm" svg:height="0.922cm" svg:x="69.1cm" svg:y="8.8cm">
            <text:p text:style-name="P1"><text:span text:style-name="T4">XProc</text:span></text:p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4" draw:layer="layout" svg:width="6cm" svg:height="1cm" svg:x="69.1cm" svg:y="9.822cm">
          <text:p text:style-name="P1"><text:span text:style-name="T9">XS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" draw:layer="layout" svg:x1="69.1cm" svg:y1="11.222cm" svg:x2="75.1cm" svg:y2="11.222cm">
          <text:p text:style-name="P1"/>
          <text:p text:style-name="P1">metadata</text:p>
        </draw:line>
        <draw:line draw:style-name="gr24" draw:text-style-name="P4" draw:layer="layout" svg:x1="69.1cm" svg:y1="12.222cm" svg:x2="75.1cm" svg:y2="12.222cm">
          <text:p text:style-name="P4"/>
          <text:p text:style-name="P4">p:store-dependency</text:p>
        </draw:line>
        <draw:line draw:style-name="gr25" draw:text-style-name="P4" draw:layer="layout" svg:x1="69.1cm" svg:y1="13.222cm" svg:x2="75.1cm" svg:y2="13.222cm">
          <text:p text:style-name="P4"/>
          <text:p text:style-name="P4">p:load/p:http-request</text:p>
        </draw:line>
        <draw:line draw:style-name="gr26" draw:text-style-name="P4" draw:layer="layout" svg:x1="69.1cm" svg:y1="14.122cm" svg:x2="75.1cm" svg:y2="14.122cm">
          <text:p text:style-name="P4"/>
          <text:p text:style-name="P4">other</text:p>
        </draw:line>
        <draw:g draw:id="id39">
          <draw:custom-shape draw:style-name="gr7" draw:text-style-name="P5" draw:layer="layout" svg:width="6.509cm" svg:height="1.5cm" svg:x="52.6cm" svg:y="13.3cm">
            <text:p text:style-name="P4"><text:span text:style-name="T4"/></text:p>
            <text:p text:style-name="P4"><text:span text:style-name="T4">navigation</text:span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27" draw:text-style-name="P9" draw:layer="layout" svg:width="3.309cm" svg:height="0.725cm" svg:x="55.8cm" svg:y="13.723cm">
            <draw:text-box>
              <text:p><text:span text:style-name="T3">store-complete</text:span></text:p>
            </draw:text-box>
          </draw:frame>
        </draw:g>
        <draw:connector draw:style-name="gr2" draw:text-style-name="P1" draw:layer="layout" draw:type="curve" draw:line-skew="-15.833cm -4.268cm" svg:x1="19.498cm" svg:y1="15.003cm" svg:x2="55.854cm" svg:y2="13.3cm" draw:start-shape="id40" draw:start-glue-point="1" draw:end-shape="id39" draw:end-glue-point="0" svg:d="m19498 15003c1077 0 897-3236 9717-5450s26639-3406 26639 3747">
          <text:p/>
        </draw:connector>
        <draw:connector draw:style-name="gr2" draw:text-style-name="P1" draw:layer="layout" draw:type="curve" draw:line-skew="-21.487cm" svg:x1="8.6cm" svg:y1="13.662cm" svg:x2="55.854cm" svg:y2="13.3cm" draw:start-shape="id41" draw:start-glue-point="1" draw:end-shape="id39" draw:end-glue-point="0" svg:d="m8600 13662c769 0 641-2987 12262-5182s34992-3598 34992 4820">
          <text:p/>
        </draw:connector>
        <draw:g>
          <draw:custom-shape draw:style-name="gr7" draw:text-style-name="P5" draw:id="id7" draw:layer="layout" svg:width="7.295cm" svg:height="3.6cm" svg:x="12.191cm" svg:y="14cm">
            <text:p text:style-name="P4"><text:span text:style-name="T4">media-overlay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28" draw:text-style-name="P7" draw:id="id29" draw:layer="layout" svg:width="3.4cm" svg:height="0.753cm" svg:x="16.051cm" svg:y="16.769cm">
            <draw:text-box>
              <text:p text:style-name="P6"><text:span text:style-name="T3">spine-manifest</text:span></text:p>
            </draw:text-box>
          </draw:frame>
          <draw:frame draw:style-name="gr29" draw:text-style-name="P7" draw:id="id9" draw:layer="layout" svg:width="2.372cm" svg:height="0.753cm" svg:x="17.119cm" svg:y="16.254cm">
            <draw:text-box>
              <text:p text:style-name="P6"><text:span text:style-name="T3">metadata</text:span></text:p>
            </draw:text-box>
          </draw:frame>
          <draw:frame draw:style-name="gr30" draw:text-style-name="P7" draw:id="id32" draw:layer="layout" svg:width="3.449cm" svg:height="0.752cm" svg:x="16.051cm" svg:y="15.146cm">
            <draw:text-box>
              <text:p text:style-name="P6"><text:span text:style-name="T3">store-complete</text:span></text:p>
            </draw:text-box>
          </draw:frame>
          <draw:frame draw:style-name="gr31" draw:text-style-name="P15" draw:id="id40" draw:layer="layout" svg:width="2.602cm" svg:height="0.752cm" svg:x="16.896cm" svg:y="14.627cm">
            <draw:text-box>
              <text:p text:style-name="P6"><text:span text:style-name="T10">id-mapping</text:span></text:p>
            </draw:text-box>
          </draw:frame>
          <draw:frame draw:style-name="gr32" draw:text-style-name="P7" draw:id="id13" draw:layer="layout" svg:width="4.062cm" svg:height="0.753cm" svg:x="15.435cm" svg:y="15.716cm">
            <draw:text-box>
              <text:p text:style-name="P6"><text:span text:style-name="T3">resource-manifest</text:span></text:p>
            </draw:text-box>
          </draw:frame>
          <draw:frame draw:style-name="gr31" draw:text-style-name="P8" draw:id="id30" draw:layer="layout" svg:width="2.195cm" svg:height="0.752cm" svg:x="17.297cm" svg:y="14.027cm">
            <draw:text-box>
              <text:p text:style-name="P6"><text:span text:style-name="T5">manifest</text:span></text:p>
            </draw:text-box>
          </draw:frame>
        </draw:g>
        <draw:connector draw:style-name="gr2" draw:text-style-name="P1" draw:layer="layout" draw:type="curve" svg:x1="19.498cm" svg:y1="15.003cm" svg:x2="22.5cm" svg:y2="14.639cm" draw:start-shape="id40" draw:start-glue-point="1" draw:end-shape="id22" svg:d="m19498 15003c2251 0 751-364 3002-3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stein Jacobsen</meta:initial-creator>
    <meta:creation-date>2011-03-04T15:10:16</meta:creation-date>
    <dc:date>2011-04-15T12:01:22</dc:date>
    <dc:creator>Jostein Jacobsen</dc:creator>
    <meta:editing-duration>PT26H52M17S</meta:editing-duration>
    <meta:editing-cycles>197</meta:editing-cycles>
    <meta:generator>OpenOffice.org/3.2$Unix OpenOffice.org_project/320m19$Build-9505</meta:generator>
    <meta:printed-by>Jostein Jacobsen</meta:printed-by>
    <meta:print-date>2011-03-29T13:04:55</meta:print-date>
    <meta:document-statistic meta:object-count="130"/>
  </office:meta>
</office:document-meta>
</file>